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e2482" officeooo:paragraph-rsid="000e2482"/>
    </style:style>
    <style:style style:name="P2" style:family="paragraph" style:parent-style-name="Standard">
      <style:text-properties style:font-name="Times New Roman" fo:font-weight="bold" officeooo:rsid="00150be4" officeooo:paragraph-rsid="00150be4" style:font-weight-asian="bold" style:font-weight-complex="bold"/>
    </style:style>
    <style:style style:name="P3" style:family="paragraph" style:parent-style-name="Standard">
      <style:text-properties style:font-name="Times New Roman" fo:font-weight="bold" officeooo:rsid="00150be4" officeooo:paragraph-rsid="0016a44d" style:font-weight-asian="bold" style:font-weight-complex="bold"/>
    </style:style>
    <style:style style:name="P4" style:family="paragraph" style:parent-style-name="Standard">
      <style:text-properties style:font-name="Times New Roman" fo:font-weight="bold" officeooo:rsid="00150be4" officeooo:paragraph-rsid="001b2612" style:font-weight-asian="bold" style:font-weight-complex="bold"/>
    </style:style>
    <style:style style:name="P5" style:family="paragraph" style:parent-style-name="Standard">
      <style:text-properties style:font-name="Times New Roman" fo:font-weight="bold" officeooo:rsid="0016232c" officeooo:paragraph-rsid="0016232c" style:font-weight-asian="bold" style:font-weight-complex="bold"/>
    </style:style>
    <style:style style:name="P6" style:family="paragraph" style:parent-style-name="Standard">
      <style:text-properties style:font-name="Times New Roman" fo:font-weight="bold" officeooo:rsid="0016232c" officeooo:paragraph-rsid="0016a44d" style:font-weight-asian="bold" style:font-weight-complex="bold"/>
    </style:style>
    <style:style style:name="P7" style:family="paragraph" style:parent-style-name="Standard">
      <style:text-properties style:font-name="Times New Roman" fo:font-weight="bold" officeooo:rsid="0016232c" officeooo:paragraph-rsid="001b2612" style:font-weight-asian="bold" style:font-weight-complex="bold"/>
    </style:style>
    <style:style style:name="P8" style:family="paragraph" style:parent-style-name="Standard">
      <style:text-properties style:font-name="Times New Roman" officeooo:rsid="0012b978" officeooo:paragraph-rsid="0012b978"/>
    </style:style>
    <style:style style:name="P9" style:family="paragraph" style:parent-style-name="Standard">
      <style:text-properties style:font-name="Times New Roman" officeooo:rsid="0012b978" officeooo:paragraph-rsid="0016a44d"/>
    </style:style>
    <style:style style:name="P10" style:family="paragraph" style:parent-style-name="Standard">
      <style:text-properties style:font-name="Times New Roman" officeooo:rsid="0012b978" officeooo:paragraph-rsid="001b2612"/>
    </style:style>
    <style:style style:name="P11" style:family="paragraph" style:parent-style-name="Standard">
      <style:text-properties style:font-name="Times New Roman" officeooo:rsid="0012b978" officeooo:paragraph-rsid="001da7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d275"/>
    </style:style>
    <style:style style:name="T3" style:family="text">
      <style:text-properties style:text-position="0% 100%" fo:font-size="14pt" fo:font-weight="bold" style:font-size-asian="14pt" style:font-weight-asian="bold" style:font-size-complex="14pt" style:font-weight-complex="bold"/>
    </style:style>
    <style:style style:name="T4" style:family="text">
      <style:text-properties officeooo:rsid="0016232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6a44d"/>
    </style:style>
    <style:style style:name="T7" style:family="text">
      <style:text-properties officeooo:rsid="0018329b"/>
    </style:style>
    <style:style style:name="T8" style:family="text">
      <style:text-properties officeooo:rsid="001b2612"/>
    </style:style>
    <style:style style:name="T9" style:family="text">
      <style:text-properties officeooo:rsid="001c7ea8"/>
    </style:style>
    <style:style style:name="T10" style:family="text">
      <style:text-properties officeooo:rsid="001da7ee"/>
    </style:style>
    <style:style style:name="T11" style:family="text">
      <style:text-properties officeooo:rsid="001f7e06"/>
    </style:style>
    <style:style style:name="T12" style:family="text">
      <style:text-properties officeooo:rsid="001fcb46"/>
    </style:style>
    <style:style style:name="T13" style:family="text">
      <style:text-properties officeooo:rsid="002127b5"/>
    </style:style>
    <style:style style:name="T14" style:family="text">
      <style:text-properties officeooo:rsid="00236836"/>
    </style:style>
    <style:style style:name="T15" style:family="text">
      <style:text-properties officeooo:rsid="00253790"/>
    </style:style>
    <style:style style:name="T16" style:family="text">
      <style:text-properties officeooo:rsid="00266c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Test Cases:</text:span></text:p>
      <text:p text:style-name="P1"/>
      <text:p text:style-name="P8"><text:span text:style-name="T1">Test Case ID: <text:tab/></text:span>T01</text:p>
      <text:p text:style-name="P8"><text:span text:style-name="T1">Test Scenario:<text:tab/></text:span>Input size = N and elements to array</text:p>
      <text:p text:style-name="P8"><text:span text:style-name="T1">Test steps: <text:tab/><text:tab/></text:span>N = 5</text:p>
      <text:p text:style-name="P8"><text:tab/><text:tab/><text:tab/><text:bookmark-start text:name="__DdeLink__2_407054203"/><text:span text:style-name="T2">1<text:tab/>0<text:tab/>1<text:tab/>0<text:tab/>1</text:span></text:p>
      <text:p text:style-name="P8"><text:tab/><text:tab/><text:tab/><text:span text:style-name="T2">1<text:tab/>1<text:tab/>1<text:tab/>1<text:tab/>1</text:span></text:p>
      <text:p text:style-name="P8"><text:tab/><text:tab/><text:tab/><text:span text:style-name="T2">1<text:tab/>1<text:tab/>1<text:tab/>1<text:tab/>0</text:span></text:p>
      <text:p text:style-name="P8"><text:tab/><text:tab/><text:tab/><text:span text:style-name="T2">0<text:tab/>1<text:tab/>1<text:tab/>1<text:tab/>1</text:span></text:p>
      <text:p text:style-name="P8"><text:tab/><text:tab/><text:tab/><text:span text:style-name="T2">1<text:tab/>0<text:tab/>1<text:tab/>1<text:tab/>1</text:span><text:bookmark-end text:name="__DdeLink__2_407054203"/></text:p>
      <text:p text:style-name="P2">Expected Results:<text:tab/><text:span text:style-name="T4">9</text:span></text:p>
      <text:p text:style-name="P5">Actual Result:<text:tab/><text:span text:style-name="T5">As Expected</text:span></text:p>
      <text:p text:style-name="P5">Pass/ Fail:<text:tab/><text:tab/>Pass</text:p>
      <text:p text:style-name="P5"/>
      <text:p text:style-name="P5"/>
      <text:p text:style-name="P9"><text:span text:style-name="T1">Test Case ID: <text:tab/></text:span>T0<text:span text:style-name="T6">2</text:span></text:p>
      <text:p text:style-name="P9"><text:span text:style-name="T1">Test Scenario:<text:tab/></text:span>Input size = N and elements to array</text:p>
      <text:p text:style-name="P9"><text:span text:style-name="T1">Test steps: <text:tab/><text:tab/></text:span>N = <text:span text:style-name="T7">4</text:span></text:p>
      <text:p text:style-name="P9"><text:bookmark-start text:name="__DdeLink__10_407054203"/><text:tab/><text:tab/><text:tab/><text:bookmark-start text:name="__DdeLink__2_4070542031"/><text:span text:style-name="T2">1<text:tab/>0<text:tab/>1<text:tab/>0</text:span></text:p>
      <text:p text:style-name="P9"><text:tab/><text:tab/><text:tab/><text:span text:style-name="T2">1<text:tab/>1<text:tab/>1<text:tab/>1</text:span></text:p>
      <text:p text:style-name="P9"><text:tab/><text:tab/><text:tab/><text:span text:style-name="T2">0<text:tab/>1<text:tab/>1<text:tab/>1</text:span></text:p>
      <text:p text:style-name="P9"><text:tab/><text:tab/><text:tab/><text:span text:style-name="T2">1<text:tab/>0<text:tab/>1<text:tab/>1</text:span><text:bookmark-end text:name="__DdeLink__10_407054203"/><text:bookmark-end text:name="__DdeLink__2_4070542031"/></text:p>
      <text:p text:style-name="P3">Expected Results:<text:tab/><text:span text:style-name="T8">6</text:span></text:p>
      <text:p text:style-name="P6">Actual Result:<text:tab/><text:span text:style-name="T5">As Expected</text:span></text:p>
      <text:p text:style-name="P6">Pass/ Fail:<text:tab/><text:tab/>Pass</text:p>
      <text:p text:style-name="P6"/>
      <text:p text:style-name="P6"/>
      <text:p text:style-name="P10"><text:span text:style-name="T1">Test Case ID: <text:tab/></text:span>T0<text:span text:style-name="T8">3</text:span></text:p>
      <text:p text:style-name="P10"><text:span text:style-name="T1">Test Scenario:<text:tab/></text:span>Input size = N and elements to array</text:p>
      <text:p text:style-name="P10"><text:span text:style-name="T1">Test steps: <text:tab/><text:tab/></text:span>N = <text:span text:style-name="T10">2</text:span></text:p>
      <text:p text:style-name="P11"><text:bookmark-start text:name="__DdeLink__10_4070542031"/><text:tab/><text:tab/><text:tab/><text:bookmark-start text:name="__DdeLink__2_40705420312"/><text:span text:style-name="T2">1<text:tab/>0<text:tab/></text:span></text:p>
      <text:p text:style-name="P11"><text:span text:style-name="T2"><text:tab/><text:tab/><text:tab/>1<text:tab/>1</text:span><text:bookmark-end text:name="__DdeLink__2_40705420312"/><text:bookmark-end text:name="__DdeLink__10_4070542031"/></text:p>
      <text:p text:style-name="P4">Expected Results:<text:tab/><text:span text:style-name="T11">2</text:span></text:p>
      <text:p text:style-name="P7">Actual Result:<text:tab/><text:span text:style-name="T5">As Expected</text:span></text:p>
      <text:p text:style-name="P7">Pass/ Fail:<text:tab/><text:tab/>Pass</text:p>
      <text:p text:style-name="P7"/>
      <text:p text:style-name="P7"/>
      <text:p text:style-name="P10"><text:span text:style-name="T1">Test Case ID: <text:tab/></text:span>T0<text:span text:style-name="T8">4</text:span></text:p>
      <text:p text:style-name="P10"><text:span text:style-name="T1">Test Scenario:<text:tab/></text:span>Input size = N and elements to array</text:p>
      <text:p text:style-name="P10"><text:span text:style-name="T1">Test steps: <text:tab/><text:tab/></text:span>N = <text:span text:style-name="T12">6</text:span></text:p>
      <text:p text:style-name="P10"><text:bookmark-start text:name="__DdeLink__10_4070542032"/><text:bookmark-start text:name="__DdeLink__36_407054203"/><text:bookmark-start text:name="__DdeLink__29_407054203"/><text:tab/><text:tab/><text:tab/><text:span text:style-name="T13">0</text:span><text:bookmark-start text:name="__DdeLink__2_40705420313"/><text:span text:style-name="T13"><text:tab/>0<text:tab/>1<text:tab/>0<text:tab/>1<text:tab/>0</text:span></text:p>
      <text:p text:style-name="P10"><text:tab/><text:tab/><text:tab/><text:span text:style-name="T2">1<text:tab/>1<text:tab/>1<text:tab/>1<text:tab/>1<text:tab/>1</text:span></text:p>
      <text:p text:style-name="P10"><text:tab/><text:tab/><text:tab/><text:span text:style-name="T2">0<text:tab/>1<text:tab/>0<text:tab/>1<text:tab/>0<text:tab/>1</text:span></text:p>
      <text:p text:style-name="P10"><text:tab/><text:tab/><text:tab/><text:span text:style-name="T2">1<text:tab/>0<text:tab/>1<text:tab/>1</text:span><text:bookmark-end text:name="__DdeLink__10_4070542032"/><text:bookmark-end text:name="__DdeLink__2_40705420313"/><text:span text:style-name="T2"><text:tab/>0<text:tab/>1</text:span></text:p>
      <text:p text:style-name="P10"><text:tab/><text:tab/><text:tab/><text:span text:style-name="T13">0<text:tab/>1<text:tab/>0<text:tab/>1<text:tab/>0<text:tab/>1</text:span></text:p>
      <text:p text:style-name="P10"><text:tab/><text:tab/><text:tab/><text:span text:style-name="T13">1<text:tab/>1<text:tab/>1<text:tab/>1<text:tab/>1<text:tab/>0</text:span><text:bookmark-end text:name="__DdeLink__36_407054203"/></text:p>
      <text:p text:style-name="P4"><text:bookmark-end text:name="__DdeLink__29_407054203"/>Expected Results:<text:tab/><text:span text:style-name="T8">6</text:span></text:p>
      <text:p text:style-name="P7">Actual Result:<text:tab/><text:span text:style-name="T5">As Expected</text:span></text:p>
      <text:p text:style-name="P7">Pass/ Fail:<text:tab/><text:tab/>Pass</text:p>
      <text:p text:style-name="P7"/>
      <text:p text:style-name="P7"/>
      <text:p text:style-name="P7"/>
      <text:p text:style-name="P10"><text:soft-page-break/><text:span text:style-name="T1">Test Case ID: <text:tab/></text:span>T0<text:span text:style-name="T8">5</text:span></text:p>
      <text:p text:style-name="P10"><text:span text:style-name="T1">Test Scenario:<text:tab/></text:span>Input size = N and elements to array</text:p>
      <text:p text:style-name="P10"><text:span text:style-name="T1">Test steps: <text:tab/><text:tab/></text:span>N = <text:span text:style-name="T14">5</text:span></text:p>
      <text:p text:style-name="P10"><text:bookmark-start text:name="__DdeLink__10_4070542033"/><text:bookmark-start text:name="__DdeLink__43_407054203"/><text:tab/><text:tab/><text:tab/><text:bookmark-start text:name="__DdeLink__2_40705420314"/><text:span text:style-name="T2">1<text:tab/>0<text:tab/>1<text:tab/>0<text:tab/>1<text:tab/></text:span></text:p>
      <text:p text:style-name="P10"><text:tab/><text:tab/><text:tab/><text:span text:style-name="T2">1<text:tab/>1<text:tab/>1<text:tab/>1<text:tab/>1</text:span></text:p>
      <text:p text:style-name="P10"><text:tab/><text:tab/><text:tab/><text:span text:style-name="T2">0<text:tab/>1<text:tab/>1<text:tab/>1<text:tab/>0</text:span></text:p>
      <text:p text:style-name="P10"><text:tab/><text:tab/><text:tab/><text:span text:style-name="T2">1<text:tab/>0<text:tab/>1<text:tab/>1</text:span><text:bookmark-end text:name="__DdeLink__10_4070542033"/><text:bookmark-end text:name="__DdeLink__2_40705420314"/><text:span text:style-name="T2"><text:tab/>1</text:span></text:p>
      <text:p text:style-name="P10"><text:tab/><text:tab/><text:tab/><text:span text:style-name="T15">1<text:tab/>1<text:tab/>1<text:tab/>1<text:tab/>1</text:span><text:bookmark-end text:name="__DdeLink__43_407054203"/></text:p>
      <text:p text:style-name="P4">Expected Results:<text:tab/><text:span text:style-name="T16">8</text:span></text:p>
      <text:p text:style-name="P7">Actual Result:<text:tab/><text:span text:style-name="T5">As Expected</text:span></text:p>
      <text:p text:style-name="P7">Pass/ Fail:<text:tab/><text:tab/>Pa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7:53:21.546671220</meta:creation-date>
    <dc:date>2017-01-16T18:13:31.123833301</dc:date>
    <meta:editing-duration>PT19M58S</meta:editing-duration>
    <meta:editing-cycles>27</meta:editing-cycles>
    <meta:generator>LibreOffice/5.0.6.2$Linux_X86_64 LibreOffice_project/00m0$Build-2</meta:generator>
    <meta:document-statistic meta:table-count="0" meta:image-count="0" meta:object-count="0" meta:page-count="2" meta:paragraph-count="53" meta:word-count="253" meta:character-count="1019" meta:non-whitespace-character-count="731"/>
  </office:meta>
</office:document-meta>
</file>